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00B23870CCBCD54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cm" fo:min-width="12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75cm"/>
    </style:style>
    <style:style style:name="gr3" style:family="graphic">
      <style:graphic-properties draw:stroke="none" svg:stroke-width="0.053cm" svg:stroke-color="#000000" draw:marker-start="" draw:marker-start-width="0.34cm" draw:marker-start-center="false" draw:marker-end="" draw:marker-end-width="0.34cm" draw:marker-end-center="false" draw:stroke-linejoin="miter" draw:fill="bitmap" draw:fill-color="#ffd428" draw:secondary-fill-color="#808080" draw:fill-image-name="Paper_20_Crumpled" draw:opacity="100%" style:repeat="repeat" draw:textarea-horizontal-align="center" draw:textarea-vertical-align="middle" draw:auto-grow-height="false" draw:fit-to-size="false" style:shrink-to-fit="false" fo:min-height="0.715cm" fo:min-width="1.575cm" fo:padding-top="0.143cm" fo:padding-bottom="0.143cm" fo:padding-left="0.263cm" fo:padding-right="0.263cm" fo:wrap-option="wrap" draw:shadow="hidden" draw:shadow-offset-x="0.035cm" draw:shadow-offset-y="-0.035cm" draw:shadow-color="#cccccc" draw:shadow-opacity="10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4000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0.38cm" fo:min-width="0.751cm" fo:padding-top="0.131cm" fo:padding-bottom="0.131cm" fo:padding-left="0.25cm" fo:padding-right="0.25cm" fo:wrap-option="wrap" draw:shadow="visible" draw:shadow-offset-x="0.212cm" draw:shadow-offset-y="0.212cm" draw:shadow-color="#bf0041" draw:shadow-opacity="100%"/>
      <style:paragraph-properties style:writing-mode="lr-tb"/>
    </style:style>
    <style:style style:name="gr8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0.38cm" fo:min-width="0.751cm" fo:padding-top="0.131cm" fo:padding-bottom="0.131cm" fo:padding-left="0.25cm" fo:padding-right="0.25cm" fo:wrap-option="wrap" draw:shadow="visible" draw:shadow-offset-x="0.212cm" draw:shadow-offset-y="0.212cm" draw:shadow-color="#bf0041" draw:shadow-opacity="100%"/>
      <style:paragraph-properties style:writing-mode="lr-tb"/>
    </style:style>
    <style:style style:name="gr9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0.38cm" fo:min-width="0.751cm" fo:padding-top="0.131cm" fo:padding-bottom="0.131cm" fo:padding-left="0.25cm" fo:padding-right="0.25cm" fo:wrap-option="wrap" draw:shadow="visible" draw:shadow-offset-x="0.212cm" draw:shadow-offset-y="0.212cm" draw:shadow-color="#bf0041" draw:shadow-opacity="100%"/>
      <style:paragraph-properties style:writing-mode="lr-tb"/>
    </style:style>
    <style:style style:name="gr10" style:family="graphic">
      <style:graphic-properties draw:stroke="none" svg:stroke-width="0.053cm" svg:stroke-color="#000000" draw:marker-start="" draw:marker-start-width="0.34cm" draw:marker-start-center="false" draw:marker-end="" draw:marker-end-width="0.34cm" draw:marker-end-center="false" draw:stroke-linejoin="miter" draw:fill="bitmap" draw:fill-color="#ffd428" draw:secondary-fill-color="#808080" draw:fill-image-name="Paper_20_Crumpled" draw:opacity="100%" style:repeat="repeat" draw:textarea-horizontal-align="center" draw:textarea-vertical-align="middle" draw:auto-grow-height="false" draw:fit-to-size="false" style:shrink-to-fit="false" fo:min-height="0.715cm" fo:min-width="1.575cm" fo:padding-top="0.143cm" fo:padding-bottom="0.143cm" fo:padding-left="0.263cm" fo:padding-right="0.263cm" fo:wrap-option="wrap" draw:shadow="hidden" draw:shadow-offset-x="0.035cm" draw:shadow-offset-y="-0.035cm" draw:shadow-color="#cccccc" draw:shadow-opacity="100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2" style:family="graphic" style:parent-style-name="objectwithoutfill">
      <style:graphic-properties svg:stroke-color="#ff4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bitmap" draw:fill-color="#ffd428" draw:secondary-fill-color="#808080" draw:fill-image-name="Paper_20_Crumpled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ff40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loext:graphic-properties draw:fill="gradient" draw:fill-color="#34495e" draw:fill-gradient-name="Gradient_20_265"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cm" svg:height="7.75cm" svg:x="4.5cm" svg:y="1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1.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2.6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4.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5.6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1.1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2.6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4.1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5.6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1.1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2.6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4.1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cm" svg:x="15.65cm" svg:y="6.5cm">
          <text:p/>
          <draw:enhanced-geometry svg:viewBox="0 0 21600 21600" draw:type="rectangle" draw:enhanced-path="M 0 0 L 21600 0 21600 21600 0 21600 0 0 Z N"/>
        </draw:custom-shape>
        <draw:custom-shape draw:name="Stone" draw:style-name="gr3" draw:text-style-name="P3" draw:layer="layout" svg:width="2.1cm" svg:height="1cm" svg:x="11.15cm" svg:y="2.25cm">
          <text:p text:style-name="P2"><text:span text:style-name="T1">l</text:span><text:span text:style-name="T1">o</text:span><text:span text:style-name="T1">g</text:span><text:span text:style-name="T1">s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4" draw:layer="layout" svg:width="1.25cm" svg:height="1cm" svg:x="11.15cm" svg:y="4cm">
          <draw:text-box>
            <text:p>e1</text:p>
          </draw:text-box>
        </draw:frame>
        <draw:frame draw:style-name="gr5" draw:text-style-name="P5" draw:layer="layout" svg:width="1.25cm" svg:height="1cm" svg:x="12.65cm" svg:y="4cm">
          <draw:text-box>
            <text:p>e1</text:p>
          </draw:text-box>
        </draw:frame>
        <draw:frame draw:style-name="gr5" draw:text-style-name="P5" draw:layer="layout" svg:width="1.25cm" svg:height="1cm" svg:x="14.15cm" svg:y="4cm">
          <draw:text-box>
            <text:p>e3</text:p>
          </draw:text-box>
        </draw:frame>
        <draw:frame draw:style-name="gr5" draw:text-style-name="P5" draw:layer="layout" svg:width="1.25cm" svg:height="1cm" svg:x="15.65cm" svg:y="4cm">
          <draw:text-box>
            <text:p>e4</text:p>
          </draw:text-box>
        </draw:frame>
        <draw:frame draw:style-name="gr5" draw:text-style-name="P5" draw:layer="layout" svg:width="1.25cm" svg:height="1cm" svg:x="11.15cm" svg:y="5.3cm">
          <draw:text-box>
            <text:p>e2</text:p>
          </draw:text-box>
        </draw:frame>
        <draw:frame draw:style-name="gr5" draw:text-style-name="P5" draw:layer="layout" svg:width="1.25cm" svg:height="1cm" svg:x="11.15cm" svg:y="6.5cm">
          <draw:text-box>
            <text:p>e1</text:p>
          </draw:text-box>
        </draw:frame>
        <draw:frame draw:style-name="gr5" draw:text-style-name="P5" draw:layer="layout" svg:width="1.25cm" svg:height="1cm" svg:x="12.65cm" svg:y="6.5cm">
          <draw:text-box>
            <text:p>e2</text:p>
          </draw:text-box>
        </draw:frame>
        <draw:frame draw:style-name="gr5" draw:text-style-name="P5" draw:layer="layout" svg:width="1.25cm" svg:height="1cm" svg:x="14.15cm" svg:y="6.5cm">
          <draw:text-box>
            <text:p>e5</text:p>
          </draw:text-box>
        </draw:frame>
        <draw:frame draw:style-name="gr5" draw:text-style-name="P5" draw:layer="layout" svg:width="1.25cm" svg:height="1cm" svg:x="15.65cm" svg:y="6.5cm">
          <draw:text-box>
            <text:p>e9</text:p>
          </draw:text-box>
        </draw:frame>
        <draw:frame draw:style-name="gr5" draw:text-style-name="P5" draw:layer="layout" svg:width="1.25cm" svg:height="1cm" svg:x="12.65cm" svg:y="5.3cm">
          <draw:text-box>
            <text:p>e3</text:p>
          </draw:text-box>
        </draw:frame>
        <draw:frame draw:style-name="gr5" draw:text-style-name="P5" draw:layer="layout" svg:width="1.25cm" svg:height="1cm" svg:x="14.15cm" svg:y="5.3cm">
          <draw:text-box>
            <text:p>e3</text:p>
          </draw:text-box>
        </draw:frame>
        <draw:frame draw:style-name="gr5" draw:text-style-name="P5" draw:layer="layout" svg:width="1.25cm" svg:height="1cm" svg:x="15.65cm" svg:y="5.3cm">
          <draw:text-box>
            <text:p>e5</text:p>
          </draw:text-box>
        </draw:frame>
        <draw:line draw:style-name="gr6" draw:text-style-name="P6" draw:layer="layout" svg:x1="11.15cm" svg:y1="4.5cm" svg:x2="6.4cm" svg:y2="4.5cm">
          <text:p/>
        </draw:line>
        <draw:line draw:style-name="gr6" draw:text-style-name="P6" draw:layer="layout" svg:x1="11.15cm" svg:y1="5.75cm" svg:x2="6.4cm" svg:y2="5.75cm">
          <text:p/>
        </draw:line>
        <draw:line draw:style-name="gr6" draw:text-style-name="P6" draw:layer="layout" svg:x1="11.15cm" svg:y1="7cm" svg:x2="6.4cm" svg:y2="7cm">
          <text:p/>
        </draw:line>
        <draw:line draw:style-name="gr6" draw:text-style-name="P6" draw:layer="layout" svg:x1="6.4cm" svg:y1="4.5cm" svg:x2="6.4cm" svg:y2="13.75cm">
          <text:p/>
        </draw:line>
        <draw:custom-shape draw:name="Heavy-Metal" draw:style-name="gr7" draw:text-style-name="P8" draw:layer="layout" svg:width="1.25cm" svg:height="0.641cm" svg:x="17.15cm" svg:y="4.109cm">
          <text:p text:style-name="P7"><text:span text:style-name="T2">det1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specularity="122%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name="Heavy-Metal_0" draw:style-name="gr8" draw:text-style-name="P8" draw:layer="layout" svg:width="1.25cm" svg:height="0.641cm" svg:x="17.15cm" svg:y="5.359cm">
          <text:p text:style-name="P7"><text:span text:style-name="T2">det2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specularity="122%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name="Heavy-Metal_1" draw:style-name="gr9" draw:text-style-name="P8" draw:layer="layout" svg:width="1.25cm" svg:height="0.641cm" svg:x="17.15cm" svg:y="6.609cm">
          <text:p text:style-name="P7"><text:span text:style-name="T2">det3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specularity="122%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name="Stone_0" draw:style-name="gr10" draw:text-style-name="P3" draw:layer="layout" svg:width="2.1cm" svg:height="1cm" svg:x="14.15cm" svg:y="12.25cm">
          <text:p text:style-name="P2"><text:span text:style-name="T1">maestro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10" draw:layer="layout" svg:width="11.5cm" svg:height="3cm" svg:x="8cm" svg:y="8.5cm">
          <draw:text-box>
            <text:p text:style-name="P9"><text:span text:style-name="T3">1. </text:span><text:span text:style-name="T3">Bu</text:span><text:span text:style-name="T3">sc</text:span><text:span text:style-name="T3">o </text:span><text:span text:style-name="T3">el </text:span><text:span text:style-name="T3">pri</text:span><text:span text:style-name="T3">me</text:span><text:span text:style-name="T3">r </text:span><text:span text:style-name="T3">mí</text:span><text:span text:style-name="T3">ni</text:span><text:span text:style-name="T3">mo </text:span><text:span text:style-name="T3">por </text:span><text:span text:style-name="T3">co</text:span><text:span text:style-name="T3">d. </text:span><text:span text:style-name="T3">em</text:span><text:span text:style-name="T3">p.</text:span></text:p>
            <text:p text:style-name="P9"><text:span text:style-name="T3">2. </text:span><text:span text:style-name="T3">Lo </text:span><text:span text:style-name="T3">su</text:span><text:span text:style-name="T3">mo </text:span><text:span text:style-name="T3">al </text:span><text:span text:style-name="T3">nu</text:span><text:span text:style-name="T3">ev</text:span><text:span text:style-name="T3">o </text:span><text:span text:style-name="T3">reg </text:span><text:span text:style-name="T3">y </text:span><text:span text:style-name="T3">av</text:span><text:span text:style-name="T3">an</text:span><text:span text:style-name="T3">zo </text:span><text:span text:style-name="T3">en </text:span><text:span text:style-name="T3">es</text:span><text:span text:style-name="T3">a </text:span><text:span text:style-name="T3">tab</text:span><text:span text:style-name="T3">la.</text:span></text:p>
            <text:p text:style-name="P9"><text:span text:style-name="T3">3. </text:span><text:span text:style-name="T3">Bu</text:span><text:span text:style-name="T3">sc</text:span><text:span text:style-name="T3">o </text:span><text:span text:style-name="T3">mi</text:span><text:span text:style-name="T3">ent</text:span><text:span text:style-name="T3">ras </text:span><text:span text:style-name="T3">est</text:span><text:span text:style-name="T3">é </text:span><text:span text:style-name="T3">en </text:span><text:span text:style-name="T3">el </text:span><text:span text:style-name="T3">mi</text:span><text:span text:style-name="T3">sm</text:span><text:span text:style-name="T3">o </text:span><text:span text:style-name="T3">có</text:span><text:span text:style-name="T3">dig</text:span><text:span text:style-name="T3">o </text:span><text:span text:style-name="T3">de </text:span><text:span text:style-name="T3">em</text:span><text:span text:style-name="T3">p. </text:span><text:span text:style-name="T3">Y </text:span><text:span text:style-name="T3">su</text:span><text:span text:style-name="T3">mo</text:span><text:span text:style-name="T3">.</text:span></text:p>
            <text:p text:style-name="P9"><text:span text:style-name="T3">4. </text:span><text:span text:style-name="T3">Sa</text:span><text:span text:style-name="T3">lgo </text:span><text:span text:style-name="T3">del </text:span><text:span text:style-name="T3">co</text:span><text:span text:style-name="T3">d. </text:span><text:span text:style-name="T3">“ex</text:span><text:span text:style-name="T3">por</text:span><text:span text:style-name="T3">to” </text:span><text:span text:style-name="T3">el </text:span><text:span text:style-name="T3">reg</text:span><text:span text:style-name="T3">. Y </text:span><text:span text:style-name="T3">rep</text:span><text:span text:style-name="T3">ito </text:span><text:span text:style-name="T3">la </text:span><text:span text:style-name="T3">bú</text:span><text:span text:style-name="T3">sq</text:span><text:span text:style-name="T3">ue</text:span><text:span text:style-name="T3">da </text:span><text:span text:style-name="T3">de </text:span><text:span text:style-name="T3">mí</text:span><text:span text:style-name="T3">ni</text:span><text:span text:style-name="T3">mo</text:span></text:p>
          </draw:text-box>
        </draw:frame>
        <draw:polyline draw:style-name="gr12" draw:text-style-name="P6" draw:layer="layout" svg:width="0.281cm" svg:height="0.307cm" draw:transform="rotate (0.690975850864555) translate (11.25cm 3.801cm)" svg:viewBox="0 0 282 308" draw:points="0,0 282,5 176,203 60,308">
          <text:p/>
        </draw:polyline>
        <draw:path draw:style-name="gr12" draw:text-style-name="P6" draw:layer="layout" svg:width="0.351cm" svg:height="0.372cm" draw:transform="skewX (-0.336150413934108) rotate (0.315730061685774) translate (12.6754040834861cm 3.78720830830901cm)" svg:viewBox="0 0 352 373" svg:d="M51 41c260-144 208 132 95 192-240 129-150-193 25-74l90 89 16 107 75 18">
          <text:p/>
        </draw:path>
        <draw:path draw:style-name="gr12" draw:text-style-name="P6" draw:layer="layout" svg:width="0.366cm" svg:height="0.488cm" svg:x="11.133cm" svg:y="6.261cm" svg:viewBox="0 0 367 489" svg:d="M0 0c87 68 627-83 212 172-221 136 268 257 53 251l-133 66-106-26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65" draw:display-name="Gradient 265" draw:style="linear" draw:start-color="#eeeeee" draw:end-color="#666666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Paper_20_Crumpled" draw:display-name="Paper Crumpled" xlink:href="Pictures/10000000000002000000020000B23870CCBCD54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9T00:31:50.997075500</meta:creation-date>
    <dc:date>2022-04-19T01:56:34.581028427</dc:date>
    <meta:editing-duration>PT1H4M23S</meta:editing-duration>
    <meta:editing-cycles>1</meta:editing-cycles>
    <meta:document-statistic meta:object-count="38"/>
    <meta:generator>LibreOffice/7.1.7.2$Linux_X86_64 LibreOffice_project/10$Build-2</meta:generator>
  </office:meta>
</office:document-meta>
</file>